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मुखेल खबरो</text:p>
      <text:p>पंचायत वेंचणुकेचो घुस्पो 1012 पंचायतींचें डिलिमिटेशन रिझर्व्हेशनाचो प्रस्न त्या पंचायतींची वेंचणूक फुडें धुकलची पडटा म्हूण वेंचणूक आयोग हायकोर्टांत वचपाचे तयारींत.</text:p>
      <text:p>धावेचो रिजल्ट रॅकॉर्ड 91.57%चलयोच स्टार फोंड्यां आल्मेदाचें नित्या– 96.83% ढवळे एस. एस. समितीचें तेजल – 96.67%पणजे पिपल्साचें स्नेहा – 96.5%.</text:p>
      <text:p>मॅडिकल डिग्री कोर्सांची एन्ट्रन्स टॅस्ट एनईईटीचे प्रक्रियेक मद्रास हायकोर्टाची 7 जूनमेरेन स्थगिती 8 जूनाक थारिल्लो निकाल गोंयांतूय मॅडलकाल एडमिशनां हुमकळपाची शक्यताय.</text:p>
      <text:p>महाराष्ट्राचो मुख्यमंत्री देवेंद्र फ़डणविसाचे हॅलिकॉप्टर लातूरांत बिघाड जाल्ल्यान क्रॅश लॅन्ड मात मुख्यमंत्री ताची टीम साल्वार हालीं तेंपावेलो ताचे हॅलिकॉप्टराक दुसरे फावट बिघाडय.</text:p>
      <text:p>अनधिकृत घरां रेगुलरायज करपाक गोंयभरच्यान 7 हजार अर्ज स्वताच्या जाग्यार आसात तींच रेगुलरायज सरकारी कोमुनदादीच्या जमनीवेल्या घरांचो सध्या निर्णय ना.</text:p>
      <text:p>7 हजारअनधिकृत</text:p>
      <text:p>आनी</text:p>
      <text:p>5. गोवा मराठी फिल्म फेस्टिव्हल 1617 18 जुनाक पणजे फॅस्टिवलाची दसकपूर्ती राष्ट्रीय पुरस्कार प्राप्त कासव सयत दर्जेदार सिनेमांची गोंयकारांक संद मराठी फिल्मतुकाराम</text:p>
      <text:p>गोवा मराठी फिल्म फॅस्टिव्हल</text:p>
      <text:p>पंचायत वेंचणुकेचो घुस्पो आनीकूच वाडला. 1012 पंचायतींचें डिलिमिटेशन आनी रिझर्व्हेशनाचो प्रस्न उप्राशिल्ल्यान नव्या उमेदवारांक उमेदवारी अर्जांक मुजत दिवपाचें कशें कितें ताचेर राज्य वेंचणूक आयोग आतां हायकोर्टात वचपाची तयारी करता. वेंचणूक प्रक्रिये प्रमाण उमेदवारी अर्ज घालूंक कमीत कमी सात दीस दिवंक जाय. तशें करुंक गेल्यार ह्या पंचायतींची 11 जूनाची वेंचणूक फुडें धुकलची पडटा. आनीक 3 अर्जदार रिर्झर्व्हेशनाचे इशूचेर हायकोर्टांत गेल्यात.</text:p>
      <text:p>धावेचो रिजल्ट अंदू 91.57 टक्के लागलो. इतलो केन्नाच लागूंक ना. अंदूय चलयोच स्टार. बरे पैकी मार्क घेतिल्ल्या3स्टार भुरग्यांमदी फोंड्यां आल्मेदाचें नित्या कामतीक – 96.83%ढवळे एस. एस. समितीच्या तेजल शेट्टीक – 96.67%पणजे पिपल्साच्या स्नेहा गांवकारक – 96.5%. आतां सप्लीमेंन्टरी एक्झामीक कितलेय विषय आन्सर करपाक मेळटात. हे पयलीं सप्लिमेंटरीक फक्त 2 विषयांची मर्यादा आसताली.</text:p>
      <text:p>मॅडिकल डिग्री कोर्सांक एनईईटी प्रवेश परीक्षेच्या प्रक्रियेक मद्रास हायकोर्टान स्टे दिल्या. 7 जून मेरेन स्थगिती लागू. सीबीएसई निकाल 8 जूनाक जाहीर करपाची. आतां स्टे उठमेरेन एनईईटीचे निकाल जाहीर करुंक मेळचे ना. सीबीएसईचे क्वॅशन पेपर एकसारखे येवंक ना. थोड्या भाशांनी पेपर सामके सोपे आयिल्ले म्हूण हायकोर्टामुखार याचिका आयल्या. गोंयांत मॅडिकलाचीं एडमिशनां जातलींच जुलयांत. तो मेरेन इशू सॅटल जातलो म्हण डीटीईक म्हण्टा.</text:p>
      <text:p>घेवया एक ब्रेक</text:p>
      <text:p>अनधिकृत घरां रेगुलरायज करपाक आतां मेरेन उत्तर गोंयच्यान 3 हजार 200 आनी दक्षिण गोंयच्यान 3 हजार 800 अर्ज आयल्यात. सरकाराची टीम तांचो रिव्ह्यू घेवन कितें तो निर्णय घेतली. ज्यांची घरा स्वताच्या जाग्यार आसात तींच रेगुलरायज जातली. सरकार वा कोम्युनदादीच्या जाग्यार आशिल्ल्या घरांचेर सद्या तरी कांयच निर्णय ना म्हूण रेव्हेन्यू मंत्री रोहनान स्पश्ट केलां.</text:p>
      <text:p>गोवा मराठी चित्रपट महोत्सव जुनाचें 1617 18 असो तीन दीस पणजे जातलो. फिल्म फॅस्टिवलांत कांय पिक्चरांचे प्रिमीयर कार्यशाळा आनी मराठी सिने कलाकारांबरोबर चर्चेच्यो कार्यावळीय जातल्यो. हो फेस्टिवल सारस्वत कॉऑपरेटिव्ह बॅंकेन स्पॉन्सर केला . पेडणेकर ज्वॅलर्स वांगडी स्पॉन्सर आसात.</text:p>
      <text:p>एमपीटीन वॅस्टर्न इंडिया शिपयार्डाच्या यार्डातली आडावन दवरिल्ली ऑयल स्पील निमाणे काडून नितळ केली. शिपयार्डाच्या यार्डांत फ्लोटींग ड्राय डॉक वाकडो जावन बुडपाक लागिल्ल्यान ऑयल स्पिल सुरु जाल्ली. आतां एमपीटीन डॉकांतलें 820 लीटर डीझल आनी 35 लीटर ल्यूब ऑयल क्लियर केली. पावसा उपरांत ड्राय डॉक काडटले म्हूण एमपीटीच्या चॅरमॅनान सांगलां.</text:p>
      <text:p>घेवया एक ब्रेक</text:p>
      <text:p>महाराष्ट्राचो मुख्यमंत्री देवेंद्र फ़डणविसाक घेवन वचपी हॅलिकॉप्टर लातूरांत बिघाड जाल्ल्यान क्रॅश लॅन्ड जालें. फडणवीस आनी ताची टीम बरी साल्वार. आपल्याक कायंच जावंक ना अशेंट्विट फडणवीसान ह्या एक्सिडॅन्टा उपरांत केलें. हालीं तेंपावेलो हो ताच्या हॅलिकॉप्टराक दुसरो बिघाड. कांय दिसां फाटीं गडचिरोलींत नक्षली वाठारांत ताचें हॅलिकॉप्टर बिघाड जाल्ल्यान देंवोवचें पडिल्लें आनी तो त्या वाठारांतल्यान गाडयेन गेल्लो.</text:p>
      <text:p>मडगांवां आर्ल्यां आरटीओ ऑफीसांत लायटीच्या आपालिपाचो लोकांक बरोच त्रास जाता टॅक्स भरपाक तांका 23 फावटी तरी मारच्यो पडटा. लायट ना ती ना स्टाफूय ना काम धंदो सोडून थंय काडावडी काडच्यो पडटा म्हूण लोक बेजार. आर्लेंचें आरटीओ ऑफीस मडगवां बस स्टॅन्डाकडेन कलॅक्टरेट कॉम्प्लॅक्सांत व्हरचें म्हूण लोक मागता.</text:p>
      <text:p>घेवया एक ब्रेक</text:p>
      <text:p>मडगांवचो आमदार आदलो मुख्यमंत्री दिगंबर कामतीन शारांतल्या पावसा पयलींच्या कामाचें इन्स्पेक्शन केलें.झाडा बेणल्यात मात गटारां साफ करपाक अजून सुरु केल्लीं ना.पावस खंयच्याय खिणाक पडपाक शकता जाल्यार आमदार टॅन्डराची भाषा उलयता.</text:p>
      <text:p>फातोड्ड्या बुधवारा राती सगंम काण्याचें घर चोरांनी फोडले. ग्रील्स कापून चोर घरांत घुसले. घरांत लोक न्हिदील्ले आसताना घरातल्यान टीव्ही कॅमेरा आनी 6 हजार कॅश घेवन चोर फुज्यो. घरकार सांगता ते प्रमाण ताका लाखभराचो फटको बसला.</text:p>
      <text:p>घेवया एक ब्रेक</text:p>
      <text:p>कुडचड्यार बाझारांत नगरपालिकेन अतिक्रमण हटाव मोहिम सुरु केल्या. फूटपाथार सामान दवरतल्यांक नोटीस काडल्या. बुधवारा सांजे मेरेन फूटपाथ क्लियर करीना जाल्यार ब्रेस्ताराच्यान कडक कारवाय करतले म्हूण ताणे शिटकावणी दिल्या. तशेच स्ट्रीट वेन्डर्सांक वेगळी शेड बांदिल्ली आसा तरीय ताजो वापर करिनात म्हूण कुडचडे नगरपालिकेचो सिओ सांगता.</text:p>
      <text:p>पोकर स्पोर्टस लिगाची फायनल मायाचे 28 तारखेर गोंयात जातली. ह्या लिगांत 12 टीमी वांटेकार जाल्या. एकूण 108 प्लेयर्स ह्या लिगांत वांटेकार जाल्यात. 22 मे सावन ही लिग सुरू जाल्या.</text:p>
      <text:p>हें बुलॅटिन हांगांच सोंपता ह्यो खबरो तुमकां प्रुडंट मिडिया डॉट इन व्हॅबसायटीरय लायव्ह पळोवंक मेळटा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